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413cm"/>
    </style:style>
    <style:style style:name="Table5.B" style:family="table-column">
      <style:table-column-properties style:column-width="13.6cm"/>
    </style:style>
    <style:style style:name="Table5.A1" style:family="table-cell">
      <style:table-cell-properties fo:padding="0.097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13.6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07cm" fo:margin-left="0.116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13.203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3.889cm"/>
    </style:style>
    <style:style style:name="Table4.B" style:family="table-column">
      <style:table-column-properties style:column-width="13.203cm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4.842cm"/>
        </style:tab-stops>
      </style:paragraph-properties>
      <style:text-properties fo:font-size="12pt" fo:font-weight="normal" officeooo:rsid="00130e04" officeooo:paragraph-rsid="0055cd8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4.842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3" style:family="paragraph" style:parent-style-name="Standard">
      <style:text-properties style:font-name="Arial" fo:font-size="11pt" fo:font-style="normal" officeooo:paragraph-rsid="004b4776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30e04" officeooo:paragraph-rsid="00130e04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30e04" officeooo:paragraph-rsid="00130e04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3040ef" officeooo:paragraph-rsid="003040ef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3040ef" officeooo:paragraph-rsid="005be49f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4b4776" officeooo:paragraph-rsid="004b4776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4b4776" officeooo:paragraph-rsid="0050ccf9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6a189" officeooo:paragraph-rsid="0016a189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8dce8" officeooo:paragraph-rsid="0018dce8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8dce8" officeooo:paragraph-rsid="0038e5b8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8dce8" officeooo:paragraph-rsid="0050ccf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8dce8" officeooo:paragraph-rsid="0044f508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94e1a" officeooo:paragraph-rsid="004b477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94e1a" officeooo:paragraph-rsid="00194e1a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94e1a" officeooo:paragraph-rsid="001af123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94e1a" officeooo:paragraph-rsid="0019308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34d9f6" officeooo:paragraph-rsid="0034d9f6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50ccf9" officeooo:paragraph-rsid="0050ccf9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528bfe" officeooo:paragraph-rsid="00528bfe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35e564" officeooo:paragraph-rsid="0035e564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2bf14e" officeooo:paragraph-rsid="002bf14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6abd88" officeooo:paragraph-rsid="006abd88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84c1d" officeooo:paragraph-rsid="00184c1d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552a3" officeooo:paragraph-rsid="001552a3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8dce8" officeooo:paragraph-rsid="0018dce8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9308c" officeooo:paragraph-rsid="0019308c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9308c" officeooo:paragraph-rsid="004b4776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94e1a" officeooo:paragraph-rsid="001af123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e9265" officeooo:paragraph-rsid="001e9265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e9265" officeooo:paragraph-rsid="00235b62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2559a9" officeooo:paragraph-rsid="002559a9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2bf14e" officeooo:paragraph-rsid="002bf14e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34d9f6" officeooo:paragraph-rsid="0034d9f6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4b4776" officeooo:paragraph-rsid="004b4776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paragraph-properties fo:text-align="center" style:justify-single-word="false">
        <style:tab-stops>
          <style:tab-stop style:position="4.842cm"/>
        </style:tab-stops>
      </style:paragraph-properties>
      <style:text-properties style:font-name="Arial" fo:font-size="11pt" fo:font-weight="normal" officeooo:rsid="00130e04" officeooo:paragraph-rsid="0055cd83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388e9c" officeooo:paragraph-rsid="00388e9c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1pt" fo:font-style="normal" fo:font-weight="bold" officeooo:rsid="00194e1a" officeooo:paragraph-rsid="004b4776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1pt" fo:font-style="normal" fo:font-weight="bold" officeooo:rsid="00194e1a" officeooo:paragraph-rsid="00194e1a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rsid="00194e1a" officeooo:paragraph-rsid="004b4776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rsid="00194e1a" officeooo:paragraph-rsid="00194e1a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rsid="002289f3" officeooo:paragraph-rsid="002289f3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rsid="002289f3" officeooo:paragraph-rsid="00235b62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Table_20_Contents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94e1a" officeooo:paragraph-rsid="004b4776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Table_20_Contents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94e1a" officeooo:paragraph-rsid="00194e1a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1pt" fo:font-style="normal" officeooo:rsid="00194e1a" officeooo:paragraph-rsid="00194e1a" style:font-size-asian="11pt" style:font-style-asian="normal" style:font-size-complex="11pt" style:font-style-complex="normal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1pt" fo:font-style="normal" officeooo:rsid="002289f3" officeooo:paragraph-rsid="002289f3" style:font-size-asian="11pt" style:font-style-asian="normal" style:font-size-complex="11pt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1pt" fo:font-style="normal" officeooo:rsid="002289f3" officeooo:paragraph-rsid="00235b62" style:font-size-asian="11pt" style:font-style-asian="normal" style:font-size-complex="11pt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1pt" fo:font-style="normal" officeooo:rsid="002559a9" officeooo:paragraph-rsid="002559a9" style:font-size-asian="11pt" style:font-style-asian="normal" style:font-size-complex="11pt" style:font-style-complex="normal"/>
    </style:style>
    <style:style style:name="P51" style:family="paragraph" style:parent-style-name="Standard" style:list-style-name="L1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38e5b8" officeooo:paragraph-rsid="0038e5b8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 style:list-style-name="L1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528bfe" officeooo:paragraph-rsid="00528bfe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2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528bfe" officeooo:paragraph-rsid="00528bfe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1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35e564" officeooo:paragraph-rsid="00528bfe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1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2862ae" officeooo:paragraph-rsid="00528bfe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 style:list-style-name="L1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3f7857" officeooo:paragraph-rsid="00528bfe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3f7857" officeooo:paragraph-rsid="0034d9f6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Arial" fo:font-size="11pt" fo:font-style="italic" fo:font-weight="normal" officeooo:rsid="002bf14e" officeooo:paragraph-rsid="002bf14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56071c" style:font-style-asian="normal" style:font-style-complex="normal"/>
    </style:style>
    <style:style style:name="T4" style:family="text">
      <style:text-properties officeooo:rsid="001af12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f123" style:font-weight-asian="normal" style:font-weight-complex="normal"/>
    </style:style>
    <style:style style:name="T7" style:family="text">
      <style:text-properties fo:font-weight="normal" officeooo:rsid="004b4776" style:font-weight-asian="normal" style:font-weight-complex="normal"/>
    </style:style>
    <style:style style:name="T8" style:family="text">
      <style:text-properties officeooo:rsid="00235b62"/>
    </style:style>
    <style:style style:name="T9" style:family="text">
      <style:text-properties officeooo:rsid="002e1ed6"/>
    </style:style>
    <style:style style:name="T10" style:family="text">
      <style:text-properties officeooo:rsid="0038b4a7"/>
    </style:style>
    <style:style style:name="T11" style:family="text">
      <style:text-properties officeooo:rsid="0038e5b8"/>
    </style:style>
    <style:style style:name="T12" style:family="text">
      <style:text-properties officeooo:rsid="003cc92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30e04" style:font-weight-asian="bold" style:font-weight-complex="bold"/>
    </style:style>
    <style:style style:name="T15" style:family="text">
      <style:text-properties officeooo:rsid="003f7857"/>
    </style:style>
    <style:style style:name="T16" style:family="text">
      <style:text-properties officeooo:rsid="004018a8"/>
    </style:style>
    <style:style style:name="T17" style:family="text">
      <style:text-properties officeooo:rsid="0041bbd0"/>
    </style:style>
    <style:style style:name="T18" style:family="text">
      <style:text-properties officeooo:rsid="0049618d"/>
    </style:style>
    <style:style style:name="T19" style:family="text">
      <style:text-properties officeooo:rsid="004b4776"/>
    </style:style>
    <style:style style:name="T20" style:family="text">
      <style:text-properties officeooo:rsid="004fe11d"/>
    </style:style>
    <style:style style:name="T21" style:family="text">
      <style:text-properties officeooo:rsid="0050ccf9"/>
    </style:style>
    <style:style style:name="T22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23" style:family="text">
      <style:text-properties officeooo:rsid="00528bfe"/>
    </style:style>
    <style:style style:name="T24" style:family="text">
      <style:text-properties officeooo:rsid="005367ab"/>
    </style:style>
    <style:style style:name="T25" style:family="text">
      <style:text-properties officeooo:rsid="005525b9"/>
    </style:style>
    <style:style style:name="T26" style:family="text">
      <style:text-properties officeooo:rsid="0055cd83"/>
    </style:style>
    <style:style style:name="T27" style:family="text">
      <style:text-properties officeooo:rsid="005dda0c"/>
    </style:style>
    <style:style style:name="T28" style:family="text">
      <style:text-properties officeooo:rsid="005eaa2c"/>
    </style:style>
    <style:style style:name="T29" style:family="text">
      <style:text-properties officeooo:rsid="0065d60a"/>
    </style:style>
    <style:style style:name="T30" style:family="text">
      <style:text-properties officeooo:rsid="006a0aae"/>
    </style:style>
    <style:style style:name="T31" style:family="text">
      <style:text-properties officeooo:rsid="006abd88"/>
    </style:style>
    <style:style style:name="T32" style:family="text">
      <style:text-properties officeooo:rsid="006ea4c5"/>
    </style:style>
    <style:style style:name="T33" style:family="text">
      <style:text-properties officeooo:rsid="006f5895"/>
    </style:style>
    <style:style style:name="T34" style:family="text">
      <style:text-properties officeooo:rsid="0070d091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"/><text:span text:style-name="T13"><text:s/></text:span><text:span text:style-name="T14">Obaro I. Johnson</text:span></text:p>
      <text:p text:style-name="P1"><text:span text:style-name="T22">Email: </text:span><text:a xlink:type="simple" xlink:href="mailto:johnson.obaro@hotmail.com" text:style-name="Internet_20_link" text:visited-style-name="Visited_20_Internet_20_Link"><text:span text:style-name="T22">johnson.obaro@hotmail.com</text:span></text:a><text:span text:style-name="T22">, </text:span></text:p>
      <text:p text:style-name="P37"><text:span text:style-name="T2">Phone Number: <text:s/>+44(0)7423004067, </text:span><text:span text:style-name="T3">07393873549</text:span></text:p>
      <text:p text:style-name="P4"/>
      <text:p text:style-name="P38">Software Developer/Engineer</text:p>
      <text:p text:style-name="P5"/>
      <text:p text:style-name="P25">Profile</text:p>
      <text:p text:style-name="P26"/>
      <text:p text:style-name="P7">I stud<text:span text:style-name="T10">ied</text:span> computer science at University of West London , <text:span text:style-name="T12">I was fortunate to g</text:span>raduate with ﬁrst class degree<text:span text:style-name="T10">(Hons). I have gain some industrial experiences from my previous education and work in my career as </text:span>a software engineer. <text:span text:style-name="T20">I have had opportunity to work</text:span> <text:span text:style-name="T9">with </text:span><text:s/>Iris software, <text:span text:style-name="T10">T</text:span>ripleplay-<text:span text:style-name="T20">S</text:span>ervices <text:span text:style-name="T20">and </text:span><text:s/><text:span text:style-name="T18">Johnson Control – Tyco Fire Panel as a software engineer. Furthermore, I have also <text:s/>undertaken other different job roles as</text:span> computer instructor, <text:span text:style-name="T10">support workers and hotel receiptionist</text:span>. I’m a quick learner <text:span text:style-name="T10">and also </text:span><text:s/>keen to learn new skills with the ability to work in a challenging environment <text:span text:style-name="T27">and able to solve complex problem to the best of my knowledge.</text:span></text:p>
      <text:p text:style-name="P6"/>
      <text:p text:style-name="P8">I’<text:span text:style-name="T32">m </text:span>looking for opportinuty that is motivating and also to work with teams that are open <text:span text:style-name="T20">to </text:span>new technology <text:span text:style-name="T20">and ideas</text:span>.</text:p>
      <text:p text:style-name="P8"/>
      <text:p text:style-name="P10"/>
      <text:p text:style-name="P27"><text:span text:style-name="T17">Base </text:span>Skills</text:p>
      <text:p text:style-name="P10"/>
      <text:p text:style-name="P11">• <text:span text:style-name="T28">Knowledge on </text:span><text:s/>HTML, CSS, <text:span text:style-name="T11">PHP, </text:span><text:s/>NodeJs, ReactJs, Web API</text:p>
      <text:p text:style-name="P12">• <text:s/>C/C++ , <text:span text:style-name="T21">C# and VB.Net , </text:span>Java, <text:span text:style-name="T11">Python</text:span></text:p>
      <text:p text:style-name="P13">• <text:span text:style-name="T12">Win32 API and </text:span>QT GUI Framework, <text:span text:style-name="T21">Window MFC and WPF</text:span> <text:span text:style-name="T21">Framework.</text:span></text:p>
      <text:p text:style-name="P11">• Web Services, RestFul API developer </text:p>
      <text:p text:style-name="P14">• <text:span text:style-name="T21">Knowledge on </text:span>Design Pattern, OOP and SOLID Principle </text:p>
      <text:p text:style-name="P12">• <text:span text:style-name="T11">Databases and SQL</text:span></text:p>
      <text:p text:style-name="P12"/>
      <text:p text:style-name="P11"/>
      <text:p text:style-name="P27">Others Skills </text:p>
      <text:p text:style-name="P11"/>
      <text:p text:style-name="P11">-Knowledge in Mathematics.</text:p>
      <text:p text:style-name="P11">- <text:span text:style-name="T11">Understanding of </text:span><text:s/>Graphical Hardware <text:span text:style-name="T11">and 3D Programming</text:span>. </text:p>
      <text:p text:style-name="P11">- Problem solving skills,</text:p>
      <text:p text:style-name="P11">- SQL/Mysql <text:span text:style-name="T11">and Oracle</text:span> database</text:p>
      <text:p text:style-name="P11">- <text:span text:style-name="T11">Knowledge on </text:span>Relational Database/ Uniform Modeling Language(UML),</text:p>
      <text:p text:style-name="P11">- Embedded System Programming - Amino Settop boxes (IPTV)</text:p>
      <text:p text:style-name="P11">- Knowledge on Supervision Controls SVN, Git <text:span text:style-name="T21">and Integrity(MKS)</text:span>. -Basic skills in Forex Trading (Currency).</text:p>
      <text:p text:style-name="P1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Working Experience</text:p>
      <text:p text:style-name="P2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9">Company </text:p>
          </table:table-cell>
          <table:table-cell table:style-name="Table5.A1" office:value-type="string">
            <text:p text:style-name="P41"><text:span text:style-name="T19">Johnson Control – Tyco Fire Panel </text:span><text:s/>(<text:span text:style-name="T7">12</text:span><text:span text:style-name="T5">th </text:span><text:span text:style-name="T7">Dec.</text:span><text:span text:style-name="T5"> 2016 − </text:span><text:span text:style-name="T7">Current</text:span>)</text:p>
          </table:table-cell>
        </table:table-row>
        <table:table-row>
          <table:table-cell table:style-name="Table5.A1" office:value-type="string">
            <text:p text:style-name="P45">Role</text:p>
          </table:table-cell>
          <table:table-cell table:style-name="Table5.A1" office:value-type="string">
            <text:p text:style-name="P15"><text:span text:style-name="T19">Window </text:span>Software Engineer </text:p>
          </table:table-cell>
        </table:table-row>
        <table:table-row>
          <table:table-cell table:style-name="Table5.A1" office:value-type="string">
            <text:p text:style-name="P45">Duties</text:p>
          </table:table-cell>
          <table:table-cell table:style-name="Table5.A1" office:value-type="string">
            <text:p text:style-name="P15">- Maintaining and debugging <text:span text:style-name="T11">existing software to be able to </text:span>reduce <text:s text:c="8"/>system bugs</text:p>
            <text:p text:style-name="P15">- Testing exists system software to <text:span text:style-name="T11">specification and</text:span> requirements</text:p>
            <text:p text:style-name="P15">- Writing and implementing new application features <text:span text:style-name="T24">and requirement</text:span>.</text:p>
            <text:p text:style-name="P15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Company </text:p>
          </table:table-cell>
          <table:table-cell table:style-name="Table1.A1" office:value-type="string">
            <text:p text:style-name="P42">Tripleplay-Services <text:s/>(<text:span text:style-name="T5">4th Apirl 2016 − 12th Auguest 2016</text:span> )</text:p>
          </table:table-cell>
        </table:table-row>
        <table:table-row>
          <table:table-cell table:style-name="Table1.A1" office:value-type="string">
            <text:p text:style-name="P46">Role</text:p>
          </table:table-cell>
          <table:table-cell table:style-name="Table1.A1" office:value-type="string">
            <text:p text:style-name="P16">Software Engineer </text:p>
          </table:table-cell>
        </table:table-row>
        <table:table-row>
          <table:table-cell table:style-name="Table1.A1" office:value-type="string">
            <text:p text:style-name="P46">Duties</text:p>
          </table:table-cell>
          <table:table-cell table:style-name="Table1.A1" office:value-type="string">
            <text:p text:style-name="P16">- Maintaining and debugging <text:span text:style-name="T11">existing software to be able to </text:span>reduce system bugs</text:p>
            <text:p text:style-name="P16">- Testing exists system software to <text:span text:style-name="T11">specification and</text:span> requirements</text:p>
            <text:p text:style-name="P16">-Writing and implementing new application features.</text:p>
          </table:table-cell>
        </table:table-row>
      </table:table>
      <text:p text:style-name="P28"><text:s text:c="3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Company </text:p>
          </table:table-cell>
          <table:table-cell table:style-name="Table2.A1" office:value-type="string">
            <text:p text:style-name="P30">Iris Software London <text:span text:style-name="T4">(</text:span><text:span text:style-name="T5">4th August 2014 to 26th September 2014</text:span><text:span text:style-name="T6">)</text:span></text:p>
          </table:table-cell>
        </table:table-row>
        <table:table-row>
          <table:table-cell table:style-name="Table2.A1" office:value-type="string">
            <text:p text:style-name="P47">Role</text:p>
          </table:table-cell>
          <table:table-cell table:style-name="Table2.A1" office:value-type="string">
            <text:p text:style-name="P16">C+ + /C# Software Engineer </text:p>
          </table:table-cell>
        </table:table-row>
        <table:table-row>
          <table:table-cell table:style-name="Table2.A1" office:value-type="string">
            <text:p text:style-name="P47">Duties</text:p>
          </table:table-cell>
          <table:table-cell table:style-name="Table2.A1" office:value-type="string">
            <text:p text:style-name="P17"><text:s/>− Debugging and reducing existing system bugs</text:p>
            <text:p text:style-name="P17"><text:s/>− Integrating new features into existing product</text:p>
            <text:p text:style-name="P17"><text:s/>− Implementing POC for new features</text:p>
          </table:table-cell>
        </table:table-row>
      </table:table>
      <text:p text:style-name="P28"/>
      <text:p text:style-name="P18"/>
      <text:p text:style-name="P31">Education History</text:p>
      <text:p text:style-name="P3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8">Institution</text:p>
          </table:table-cell>
          <table:table-cell table:style-name="Table3.A1" office:value-type="string">
            <text:p text:style-name="P43">West London University(Comp. Science) 1st class(Hons.)</text:p>
          </table:table-cell>
        </table:table-row>
        <table:table-row>
          <table:table-cell table:style-name="Table3.A1" office:value-type="string">
            <text:p text:style-name="P48">Period </text:p>
          </table:table-cell>
          <table:table-cell table:style-name="Table3.A1" office:value-type="string">
            <text:p text:style-name="P48">2012 – 2015</text:p>
          </table:table-cell>
        </table:table-row>
        <table:table-row>
          <table:table-cell table:style-name="Table3.A1" office:value-type="string">
            <text:p text:style-name="P48">Subject Includes</text:p>
          </table:table-cell>
          <table:table-cell table:style-name="Table3.A1" office:value-type="string">
            <text:p text:style-name="P48">- Grid Computing</text:p>
            <text:p text:style-name="P48">- Distributing System </text:p>
            <text:p text:style-name="P48">- Functional Programming </text:p>
            <text:p text:style-name="P48">- Object Oriented Programming </text:p>
            <text:p text:style-name="P48">- Database designed and Modelling. <text:s/></text:p>
            <text:p text:style-name="P48">- Middle-ware programming </text:p>
            <text:p text:style-name="P48">- Databases and SQL</text:p>
          </table:table-cell>
        </table:table-row>
      </table:table>
      <text:p text:style-name="P3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Institution</text:p>
          </table:table-cell>
          <table:table-cell table:style-name="Table4.A1" office:value-type="string">
            <text:p text:style-name="P44"><text:span text:style-name="T8">Auchi Polytechnic</text:span> <text:s/>(Comp. Science) <text:span text:style-name="T8">[Upper credit 3.36]</text:span></text:p>
          </table:table-cell>
        </table:table-row>
        <table:table-row>
          <table:table-cell table:style-name="Table4.A1" office:value-type="string">
            <text:p text:style-name="P49">Period </text:p>
          </table:table-cell>
          <table:table-cell table:style-name="Table4.A1" office:value-type="string">
            <text:p text:style-name="P49">20<text:span text:style-name="T8">08</text:span> – 201<text:span text:style-name="T8">1</text:span></text:p>
          </table:table-cell>
        </table:table-row>
        <table:table-row>
          <table:table-cell table:style-name="Table4.A1" office:value-type="string">
            <text:p text:style-name="P49">Subject Includes</text:p>
          </table:table-cell>
          <table:table-cell table:style-name="Table4.A1" office:value-type="string">
            <text:p text:style-name="P50">• System Design &amp; Development </text:p>
            <text:p text:style-name="P50">• Research Methods </text:p>
            <text:p text:style-name="P50">• Functional Programming </text:p>
            <text:p text:style-name="P50">• Principles of Accounting I </text:p>
            <text:p text:style-name="P50">• Descriptive Mathematics and Statistical Theory. </text:p>
            <text:p text:style-name="P50">• Linear Programming </text:p>
            <text:p text:style-name="P50">• Databases and SQL</text:p>
            <text:p text:style-name="P50">• English I &amp; II</text:p>
          </table:table-cell>
        </table:table-row>
      </table:table>
      <text:p text:style-name="P32"/>
      <text:p text:style-name="P33"/>
      <text:p text:style-name="P33"/>
      <text:p text:style-name="P33"/>
      <text:p text:style-name="P33"/>
      <text:p text:style-name="P33"><text:soft-page-break/></text:p>
      <text:p text:style-name="P33">Projects</text:p>
      <text:p text:style-name="P33"/>
      <text:p text:style-name="P35">IPTV Middleware</text:p>
      <text:p text:style-name="P19"><text:s text:c="8"/><text:span text:style-name="T32">I was part of the</text:span> IPTV Software <text:span text:style-name="T29">team </text:span>at tripleplay-services, where must of <text:span text:style-name="T15">my</text:span> job is to <text:span text:style-name="T11">work alongside with the other teams members to </text:span>develop and maintain an exists system components.</text:p>
      <text:p text:style-name="P19"/>
      <text:p text:style-name="P35">Account Production <text:span text:style-name="T29">and </text:span><text:s/>Tax Software</text:p>
      <text:p text:style-name="P19"><text:s/>At Iris I was working <text:s/><text:span text:style-name="T11">alonside with the d</text:span>evelopment <text:span text:style-name="T11">t</text:span>eam <text:span text:style-name="T11">to port existing </text:span>legacy code, <text:span text:style-name="T15">and </text:span><text:s/>maintaining the new <text:span text:style-name="T33">and </text:span>existing system components for the Account <text:span text:style-name="T15">p</text:span>roduction <text:span text:style-name="T11">Suit</text:span>.</text:p>
      <text:p text:style-name="P19"/>
      <text:p text:style-name="P36">NG Consys/ MXZ Consys</text:p>
      <text:p text:style-name="P9">As part of the window software team <text:span text:style-name="T21">at Tyco </text:span>,I was <text:s/><text:span text:style-name="T21">responsible in incooperating new features and maintaining the MXZ Panel Configuration tool, writing and testing request feature requirement. </text:span></text:p>
      <text:p text:style-name="P9"/>
      <text:p text:style-name="P9"><text:span text:style-name="T21">Furthermore, I am also opportinuty</text:span> to work with <text:s/>NG Consys team. <text:span text:style-name="T21">Which is the current new tools for the MXZ Panel Configuration </text:span>to <text:span text:style-name="T21">help developed and writing new feature requirements. </text:span></text:p>
      <text:p text:style-name="P20"/>
      <text:p text:style-name="P20"><text:span text:style-name="T30">Tyco have different department, However I have also have the opportunity to work with </text:span>Linux Panel Embedded team <text:span text:style-name="T25">at Tyco</text:span> to developed a new feature request on the MXZ Panel Embeded Graphical Interface Simulator <text:span text:style-name="T23">for the window and linux system.</text:span></text:p>
      <text:p text:style-name="P20"/>
      <text:p text:style-name="P8"/>
      <text:p text:style-name="P21">I enjoying <text:span text:style-name="T26">writing codes and in my leisure time I try to carryout some personal projects which I some put <text:s/>on my public github account for learning purpose</text:span>:</text:p>
      <text:p text:style-name="P57"/>
      <text:list xml:id="list1915534988320178904" text:style-name="L2">
        <text:list-header>
          <text:p text:style-name="P53"><text:s/></text:p>
        </text:list-header>
      </text:list>
      <text:p text:style-name="P23"><text:span text:style-name="T1">http : //github.com/miljimo</text:span> and <text:span text:style-name="T1">http: //github.com/jimobama.</text:span></text:p>
      <text:p text:style-name="P58"/>
      <text:p text:style-name="P58"/>
      <text:p text:style-name="P58"/>
      <text:p text:style-name="P34">Hobbies</text:p>
      <text:p text:style-name="P23">Enjoy programming (artifects), <text:span text:style-name="T12">Researching and sometimes playing</text:span> table tennis, basket ball at leisure time.</text:p>
      <text:p text:style-name="P24">I am current<text:span text:style-name="T34">ly </text:span>very much interesting in machine learning and <text:span text:style-name="T34">compiler</text:span> development.</text:p>
      <text:p text:style-name="P23"/>
      <text:p text:style-name="P34">References</text:p>
      <text:p text:style-name="P23">Will be provided 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y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y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24:47.473000000</meta:creation-date>
    <dc:date>2017-06-28T23:27:22.784000000</dc:date>
    <meta:editing-duration>P3DT1H36M</meta:editing-duration>
    <meta:editing-cycles>75</meta:editing-cycles>
    <meta:generator>LibreOffice/5.2.2.2$Windows_x86 LibreOffice_project/8f96e87c890bf8fa77463cd4b640a2312823f3ad</meta:generator>
    <meta:document-statistic meta:table-count="5" meta:image-count="0" meta:object-count="0" meta:page-count="3" meta:paragraph-count="91" meta:word-count="699" meta:character-count="4567" meta:non-whitespace-character-count="3881"/>
  </office:meta>
</office:document-meta>
</file>